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style:font-name="標楷體" fo:font-size="12pt" officeooo:paragraph-rsid="002107a8" style:font-name-asian="標楷體" style:font-size-asian="12pt" style:font-size-complex="12pt"/>
    </style:style>
    <style:style style:name="P2" style:family="paragraph" style:parent-style-name="Table_20_Contents">
      <style:paragraph-properties fo:margin-top="0cm" fo:margin-bottom="0.499cm" loext:contextual-spacing="false" fo:text-align="justify" style:justify-single-word="false"/>
      <style:text-properties style:font-name="標楷體" fo:font-size="12pt" officeooo:paragraph-rsid="002107a8" style:font-name-asian="標楷體" style:font-size-asian="12pt" style:font-size-complex="12pt"/>
    </style:style>
    <style:style style:name="P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標楷體" fo:font-size="12pt" officeooo:paragraph-rsid="0022e55a" style:font-name-asian="標楷體" style:font-size-asian="12pt" style:font-size-complex="12pt"/>
    </style:style>
    <style:style style:name="P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標楷體" fo:font-size="12pt" officeooo:paragraph-rsid="002380a7" style:font-name-asian="標楷體" style:font-size-asian="12pt" style:font-size-complex="12pt"/>
    </style:style>
    <style:style style:name="P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標楷體" fo:font-size="12pt" officeooo:paragraph-rsid="00283d61" style:font-name-asian="標楷體" style:font-size-asian="12pt" style:font-size-complex="12pt"/>
    </style:style>
    <style:style style:name="P6" style:family="paragraph" style:parent-style-name="Table_20_Contents">
      <style:paragraph-properties fo:margin-top="0cm" fo:margin-bottom="0.499cm" loext:contextual-spacing="false" style:line-height-at-least="0.459cm" fo:text-align="justify" style:justify-single-word="false"/>
      <style:text-properties style:font-name="標楷體" fo:font-size="12pt" officeooo:paragraph-rsid="002107a8" style:font-name-asian="標楷體" style:font-size-asian="12pt" style:font-size-complex="12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標楷體" fo:font-size="12pt" officeooo:paragraph-rsid="00249229" style:font-name-asian="標楷體" style:font-size-asian="12pt" style:font-size-complex="12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標楷體" fo:font-size="12pt" officeooo:paragraph-rsid="0028d1e1" style:font-name-asian="標楷體" style:font-size-asian="12pt" style:font-size-complex="12pt"/>
    </style:style>
    <style:style style:name="P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標楷體" fo:font-size="14pt" fo:font-weight="bold" officeooo:paragraph-rsid="00249229" style:font-name-asian="標楷體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107a8"/>
    </style:style>
    <style:style style:name="P1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2e55a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49229"/>
    </style:style>
    <style:style style:name="P13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2107a8"/>
    </style:style>
    <style:style style:name="P14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2380a7"/>
    </style:style>
    <style:style style:name="P15" style:family="paragraph" style:parent-style-name="Text_20_body">
      <style:paragraph-properties fo:text-align="center" style:justify-single-word="false"/>
      <style:text-properties style:font-name="標楷體" fo:font-size="18pt" officeooo:paragraph-rsid="001f2b9b" style:font-name-asian="標楷體" style:font-size-asian="18pt" style:font-size-complex="18pt"/>
    </style:style>
    <style:style style:name="P16" style:family="paragraph" style:parent-style-name="Table_20_Contents">
      <style:paragraph-properties fo:margin-left="1.693cm" fo:margin-right="0cm" fo:margin-top="0cm" fo:margin-bottom="0.499cm" loext:contextual-spacing="false" fo:text-align="justify" style:justify-single-word="false" fo:text-indent="0cm" style:auto-text-indent="false"/>
      <style:text-properties style:font-name="標楷體" fo:font-size="12pt" officeooo:paragraph-rsid="002107a8" style:font-name-asian="標楷體" style:font-size-asian="12pt" style:font-size-complex="12pt"/>
    </style:style>
    <style:style style:name="P17" style:family="paragraph" style:parent-style-name="Table_20_Contents">
      <style:paragraph-properties fo:margin-left="1.693cm" fo:margin-right="0cm" fo:margin-top="0cm" fo:margin-bottom="0.499cm" loext:contextual-spacing="false" fo:text-align="justify" style:justify-single-word="false" fo:text-indent="0cm" style:auto-text-indent="false"/>
      <style:text-properties style:font-name="標楷體" fo:font-size="12pt" officeooo:paragraph-rsid="0022e55a" style:font-name-asian="標楷體" style:font-size-asian="12pt" style:font-size-complex="12pt"/>
    </style:style>
    <style:style style:name="P18" style:family="paragraph" style:parent-style-name="Table_20_Contents">
      <style:paragraph-properties fo:margin-top="0cm" fo:margin-bottom="0.499cm" loext:contextual-spacing="false" style:line-height-at-least="0.459cm" fo:text-align="start" style:justify-single-word="false"/>
      <style:text-properties style:font-name="標楷體" fo:font-size="14pt" fo:language="en" fo:country="US" fo:font-weight="bold" officeooo:paragraph-rsid="002107a8" style:font-name-asian="標楷體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標楷體" fo:font-size="14pt" fo:language="en" fo:country="US" fo:font-weight="bold" officeooo:paragraph-rsid="00283d61" style:font-name-asian="標楷體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text-properties style:font-name="標楷體" fo:font-size="8pt" style:font-name-asian="標楷體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標楷體" fo:font-size="12pt" style:font-name-asian="標楷體" style:font-size-asian="12pt" style:font-weight-asian="bold" style:font-size-complex="12pt"/>
    </style:style>
    <style:style style:name="T6" style:family="text">
      <style:text-properties style:font-name="標楷體" fo:font-size="12pt" fo:language="en" fo:country="US" style:font-name-asian="標楷體" style:font-size-asian="12pt" style:font-size-complex="12pt"/>
    </style:style>
    <style:style style:name="T7" style:family="text">
      <style:text-properties style:font-name="標楷體" fo:font-size="12pt" fo:language="en" fo:country="US" officeooo:rsid="002107a8" style:font-name-asian="標楷體" style:font-size-asian="12pt" style:font-size-complex="12pt"/>
    </style:style>
    <style:style style:name="T8" style:family="text">
      <style:text-properties style:font-name="標楷體" fo:font-size="12pt" fo:language="en" fo:country="US" style:text-underline-style="solid" style:text-underline-width="auto" style:text-underline-color="font-color" style:font-name-asian="標楷體" style:font-size-asian="12pt" style:font-size-complex="12pt"/>
    </style:style>
    <style:style style:name="T9" style:family="text">
      <style:text-properties style:font-name="標楷體" fo:font-size="14pt" fo:language="en" fo:country="US" fo:font-weight="bold" style:font-name-asian="標楷體" style:font-size-asian="14pt" style:font-weight-asian="bold" style:font-size-complex="14pt" style:font-weight-complex="bold"/>
    </style:style>
    <style:style style:name="T10" style:family="text">
      <style:text-properties style:font-name="標楷體" fo:font-size="14pt" fo:language="en" fo:country="US" fo:font-weight="bold" officeooo:rsid="002a2acf" style:font-name-asian="標楷體" style:font-size-asian="14pt" style:font-weight-asian="bold" style:font-size-complex="14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222222" style:font-name="標楷體" fo:font-size="12pt" fo:language="en" fo:country="US" fo:background-color="#ffffff" loext:char-shading-value="0" style:font-name-asian="標楷體" style:font-size-asian="12pt" style:font-size-complex="12pt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style:font-name="標楷體" fo:font-size="8pt" style:font-name-asian="標楷體" style:font-size-asian="8pt" style:font-size-complex="8pt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表單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天主教輔仁大學親善大使服務申請表 <text:span text:style-name="T1">NO:</text:span></text:p>
      <text:p text:style-name="P3"><text:span text:style-name="T1">申請單位：</text:span><text:span text:style-name="T2"> <text:s text:c="15"/></text:span><text:span text:style-name="T1"><text:s text:c="16"/>申請日期：</text:span><text:span text:style-name="T2"> <text:s text:c="15"/></text:span></text:p>
      <text:p text:style-name="P4"><text:span text:style-name="T1">活動名稱：</text:span><text:span text:style-name="T2"> <text:s text:c="18"/></text:span><text:span text:style-name="T3"><text:s text:c="13"/>活動地點：</text:span><text:span text:style-name="T2"> <text:s text:c="16"/></text:span></text:p>
      <text:p text:style-name="P3"><text:span text:style-name="T1">參訪貴賓：</text:span><text:span text:style-name="T2"> <text:s text:c="26"/></text:span></text:p>
      <text:p text:style-name="P11"><text:span text:style-name="T6">活動時間：</text:span><text:span text:style-name="T8"> <text:s text:c="20"/></text:span><text:span text:style-name="T6"><text:s text:c="6"/>預定時數:共計：</text:span><text:span text:style-name="T8"> <text:s text:c="4"/></text:span><text:span text:style-name="T6"><text:s/>日</text:span><text:span text:style-name="T8"> <text:s text:c="7"/></text:span><text:span text:style-name="T6"><text:s/>時</text:span></text:p>
      <text:p text:style-name="P12"><text:span text:style-name="T6">服務工作內容：</text:span><text:span text:style-name="T8"> <text:s text:c="16"/></text:span></text:p>
      <text:p text:style-name="P12"><text:span text:style-name="T6">需求人數 計：</text:span><text:span text:style-name="T8"> <text:s text:c="7"/></text:span><text:span text:style-name="T6"><text:s/>人 </text:span></text:p>
      <text:p text:style-name="P9"><text:span text:style-name="T1">服務費用 總計：</text:span><text:span text:style-name="T2"> <text:s text:c="15"/></text:span></text:p>
      <text:p text:style-name="P7"><text:span text:style-name="T1">1.</text:span>服務費（校內活動<text:span text:style-name="T1">200</text:span>元<text:span text:style-name="T1">/</text:span>時<text:span text:style-name="T1">,</text:span>校外活動<text:span text:style-name="T1">350</text:span>元<text:span text:style-name="T1">/</text:span>時）<text:span text:style-name="T1">小計：</text:span><text:span text:style-name="T2"> <text:s text:c="15"/></text:span></text:p>
      <text:p text:style-name="P12"><text:span text:style-name="T6">2.</text:span><text:span text:style-name="T4">洗衣費（</text:span><text:span text:style-name="T6">300</text:span><text:span text:style-name="T4">元</text:span><text:span text:style-name="T6">/</text:span><text:span text:style-name="T4">套）</text:span><text:span text:style-name="T6">小計：</text:span><text:span text:style-name="T8"> <text:s text:c="15"/></text:span></text:p>
      <text:p text:style-name="P18">注意事項（煩請申請單位填寫詳細）</text:p>
      <text:p text:style-name="P2">一、報到：□於活動前<text:span text:style-name="T11"> <text:s/></text:span>分鐘，在<text:span text:style-name="T11"> <text:s text:c="13"/></text:span>集合，向<text:span text:style-name="T11"> <text:s text:c="15"/></text:span>報到。<text:line-break/></text:p>
      <text:p text:style-name="P2">二、後勤：□於活動前，備有餐點<text:span text:style-name="T11"> <text:s text:c="9"/></text:span>個，向<text:span text:style-name="T11"> <text:s text:c="21"/></text:span>領取。<text:line-break/></text:p>
      <text:p text:style-name="P17"><text:s text:c="2"/>□於活動中，備有餐點<text:span text:style-name="T11"> <text:s text:c="9"/></text:span>個，向<text:span text:style-name="T11"> <text:s text:c="21"/></text:span>領取。<text:line-break/></text:p>
      <text:p text:style-name="P16"><text:s text:c="2"/>□於活動後，備有<text:span text:style-name="T1">(</text:span>其他<text:span text:style-name="T1">)</text:span><text:span text:style-name="T2"> <text:s text:c="7"/></text:span>，向<text:span text:style-name="T11"> <text:s text:c="23"/></text:span>領取。<text:line-break/></text:p>
      <text:p text:style-name="P6"><text:span text:style-name="T1">三、活動前講習：□向</text:span><text:span text:style-name="T2"> <text:s text:c="8"/></text:span><text:span text:style-name="T1">報到；時間：</text:span><text:span text:style-name="T2"> <text:s text:c="10"/></text:span><text:span text:style-name="T1">，地點</text:span><text:span text:style-name="T2"> <text:s text:c="13"/></text:span><text:span text:style-name="T1">。</text:span></text:p>
      <text:p text:style-name="P1"><text:s text:c="16"/>□否 </text:p>
      <text:p text:style-name="P8">四、校內單位若預約參觀校史館及中國天主教文物館，請逕行向校史室提出申請。</text:p>
      <text:p text:style-name="P13"><text:span text:style-name="T4">　 <text:s/>承辦人賴小姐，校內分機：</text:span><text:span text:style-name="T6">3046</text:span><text:span text:style-name="T4">，</text:span><text:a xlink:type="simple" xlink:href="http://www.fuho.fju.edu.tw/form/doc/visit.doc" text:style-name="Internet_20_link" text:visited-style-name="Visited_20_Internet_20_Link"><text:span text:style-name="T6">http://www.fuho.fju.edu.tw/form/doc/visit.doc</text:span></text:a></text:p>
      <text:p text:style-name="P14"><text:span text:style-name="T6">五、其他：</text:span><text:span text:style-name="T8"> <text:s text:c="62"/></text:span></text:p>
      <text:p text:style-name="P14"><text:span text:style-name="T9">備註事項</text:span><text:span text:style-name="T6"><text:line-break/></text:span><text:span text:style-name="T4">◎請於</text:span><text:span text:style-name="T5">活動前兩週提出申請</text:span><text:span text:style-name="T4">，並</text:span><text:span text:style-name="T5">附活動流程</text:span><text:span text:style-name="T4">（節目單），逕送野聲樓</text:span><text:span text:style-name="T6">1</text:span><text:span text:style-name="T4">樓</text:span><text:span text:style-name="T6">YP103<text:line-break/> </text:span><text:span text:style-name="T4">公共事務室承辦人陳先生。<text:line-break/> 洽詢電話：（</text:span><text:span text:style-name="T6">02</text:span><text:span text:style-name="T4">）</text:span><text:span text:style-name="T6">2905-3783 </text:span><text:span text:style-name="T4">傳真：（</text:span><text:span text:style-name="T6">02</text:span><text:span text:style-name="T4">）</text:span><text:span text:style-name="T6">2902-6201 電子郵件:</text:span><text:a xlink:type="simple" xlink:href="mailto:032267@mail.fju.edu.tw" text:style-name="Internet_20_link" text:visited-style-name="Visited_20_Internet_20_Link">032267@mail.fju.edu.tw</text:a><text:span text:style-name="T12"><text:line-break/></text:span><text:span text:style-name="T4">◎ 校外活動請付交通費或代為安排交通。<text:line-break/>◎ 本表格如不敷使用煩請自行影印<text:line-break/>◎ 服務項目：校外：</text:span><text:span text:style-name="T6">服務台報到、接待、別胸花、引導、司儀、剪綵、頒獎<text:line-break/> <text:s text:c="12"/>校內：除以上校外項目外</text:span><text:span text:style-name="T7">加本校</text:span><text:span text:style-name="T6">校園、校史室導覽。</text:span></text:p>
      <text:p text:style-name="P19"><text:soft-page-break/>申請單位(全銜)：</text:p>
      <text:p text:style-name="P5"><text:span text:style-name="T13"><text:line-break/>活動申請人：</text:span><text:span text:style-name="T1"><text:line-break/><text:line-break/>聯絡電話：<text:line-break/><text:line-break/>聯絡手機：</text:span></text:p>
      <text:p text:style-name="P10"><draw:frame text:anchor-type="paragraph" draw:z-index="0" draw:name="形狀1" draw:style-name="gr1" draw:text-style-name="P20" svg:width="2.858cm" svg:height="0.795cm" svg:x="15.392cm" svg:y="5.32cm"><draw:text-box><text:p><text:span text:style-name="T14">2018.05.17</text:span><text:span text:style-name="T14">版</text:span></text:p></draw:text-box></draw:frame><text:span text:style-name="T4"><text:line-break/><text:line-break/></text:span><text:span text:style-name="T9">主管</text:span><text:span text:style-name="T10">簽核</text:span><text:span text:style-name="T9">：</text:span><text:span text:style-name="T6"><text:line-break/><text:line-break/>電話：<text:line-break/><text:line-break/>手機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35:59.363000000</meta:creation-date>
    <dc:date>2018-05-17T17:28:26.032000000</dc:date>
    <meta:editing-duration>PT6H7M46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24" meta:word-count="481" meta:character-count="1117" meta:non-whitespace-character-count="582"/>
  </office:meta>
</office:document-meta>
</file>